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/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110"/>
    <style:style style:name="ce23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9"/>
        <table:table-column table:style-name="co2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Memory use</text:p>
          </table:table-cell>
          <table:covered-table-cell table:number-columns-repeated="2"/>
          <table:table-cell table:number-columns-repeated="2"/>
          <table:table-cell table:style-name="ce16" office:value-type="string" calcext:value-type="string">
            <text:p>#</text:p>
          </table:table-cell>
          <table:table-cell table:style-name="ce19" office:value-type="string" calcext:value-type="string">
            <text:p>IMAGE SIZE</text:p>
          </table:table-cell>
          <table:table-cell table:style-name="ce19" office:value-type="string" calcext:value-type="string">
            <text:p>MEMORY</text:p>
          </table:table-cell>
          <table:table-cell table:style-name="ce19" office:value-type="string" calcext:value-type="string">
            <text:p>CPU/GPU</text:p>
          </table:table-cell>
          <table:table-cell table:style-name="ce21" office:value-type="string" calcext:value-type="string">
            <text:p>G-S TIME (s)</text:p>
          </table:table-cell>
          <table:table-cell table:style-name="ce24" office:value-type="string" calcext:value-type="string">
            <text:p>S-F TIME (s)</text:p>
          </table:table-cell>
          <table:table-cell table:style-name="ce26" office:value-type="string" calcext:value-type="string">
            <text:p>SPEED-UP S-F</text:p>
          </table:table-cell>
          <table:table-cell table:style-name="ce29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global</text:p>
          </table:table-cell>
          <table:table-cell table:style-name="ce6" office:value-type="string" calcext:value-type="string">
            <text:p>constant</text:p>
          </table:table-cell>
          <table:table-cell table:style-name="ce13" office:value-type="string" calcext:value-type="string">
            <text:p>shared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04253" calcext:value-type="float">
            <text:p>0,104253</text:p>
          </table:table-cell>
          <table:table-cell table:style-name="ce3" office:value-type="float" office:value="0.066807" calcext:value-type="float">
            <text:p>0,066807</text:p>
          </table:table-cell>
          <table:table-cell table:style-name="ce15" table:formula="of:=[.M2]/[.M3]" office:value-type="float" office:value="431.012903225806" calcext:value-type="float" table:number-columns-spanned="1" table:number-rows-spanned="2">
            <text:p>431,013</text:p>
          </table:table-cell>
          <table:table-cell table:style-name="ce30" table:formula="of:=[.L2]/[.L3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00x800</text:p>
          </table:table-cell>
          <table:table-cell table:style-name="ce6" office:value-type="float" office:value="0.000155" calcext:value-type="float">
            <text:p>0,000155</text:p>
          </table:table-cell>
          <table:table-cell/>
          <table:table-cell table:style-name="ce14" table:number-columns-repeated="3"/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187" calcext:value-type="float">
            <text:p>0,000187</text:p>
          </table:table-cell>
          <table:table-cell table:style-name="ce3" office:value-type="float" office:value="0.000155" calcext:value-type="float">
            <text:p>0,000155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 office:value-type="float" office:value="0.00017" calcext:value-type="float" table:number-columns-spanned="2" table:number-rows-spanned="1">
            <text:p>0,000170</text:p>
          </table:table-cell>
          <table:covered-table-cell table:style-name="ce11"/>
          <table:table-cell table:style-name="ce14" table:number-columns-repeated="3"/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4587" calcext:value-type="float">
            <text:p>0,145870</text:p>
          </table:table-cell>
          <table:table-cell table:style-name="ce3" office:value-type="float" office:value="0.081402" calcext:value-type="float">
            <text:p>0,081402</text:p>
          </table:table-cell>
          <table:table-cell table:style-name="ce15" table:formula="of:=[.M4]/[.M5]" office:value-type="float" office:value="428.431578947368" calcext:value-type="float" table:number-columns-spanned="1" table:number-rows-spanned="2">
            <text:p>428,432</text:p>
          </table:table-cell>
          <table:table-cell table:style-name="ce30" table:formula="of:=[.L4]/[.L5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7" table:number-columns-spanned="3" table:number-rows-spanned="1"/>
          <table:covered-table-cell table:style-name="ce11"/>
          <table:covered-table-cell table:style-name="ce14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224" calcext:value-type="float">
            <text:p>0,000224</text:p>
          </table:table-cell>
          <table:table-cell table:style-name="ce3" office:value-type="float" office:value="0.00019" calcext:value-type="float">
            <text:p>0,000190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600x784</text:p>
          </table:table-cell>
          <table:table-cell table:style-name="ce6" office:value-type="float" office:value="0.00019" calcext:value-type="float">
            <text:p>0,000190</text:p>
          </table:table-cell>
          <table:table-cell table:style-name="ce11"/>
          <table:table-cell table:number-columns-repeated="3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25463" calcext:value-type="float">
            <text:p>0,254630</text:p>
          </table:table-cell>
          <table:table-cell table:style-name="ce3" office:value-type="float" office:value="0.415821" calcext:value-type="float">
            <text:p>0,415821</text:p>
          </table:table-cell>
          <table:table-cell table:style-name="ce27" table:formula="of:=[.M6]/[.M7]" office:value-type="float" office:value="76.3394529098586" calcext:value-type="float" table:number-columns-spanned="1" table:number-rows-spanned="2">
            <text:p>76,339</text:p>
          </table:table-cell>
          <table:table-cell table:style-name="ce32" table:formula="of:=[.L6]/[.L7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0.000169" calcext:value-type="float" table:number-columns-spanned="2" table:number-rows-spanned="1">
            <text:p>0,000169</text:p>
          </table:table-cell>
          <table:covered-table-cell table:style-name="ce11"/>
          <table:table-cell/>
          <table:table-cell table:style-name="ce15" table:number-columns-repeated="2"/>
          <table:table-cell table:style-name="ce18" office:value-type="float" office:value="6" calcext:value-type="float">
            <text:p>6</text:p>
          </table:table-cell>
          <table:table-cell table:style-name="ce20" office:value-type="string" calcext:value-type="string">
            <text:p>7680x5022</text:p>
          </table:table-cell>
          <table:table-cell table:style-name="ce20" office:value-type="string" calcext:value-type="string">
            <text:p>global</text:p>
          </table:table-cell>
          <table:table-cell table:style-name="ce20" office:value-type="string" calcext:value-type="string">
            <text:p>gpu</text:p>
          </table:table-cell>
          <table:table-cell table:style-name="ce23" office:value-type="float" office:value="0.004429" calcext:value-type="float">
            <text:p>0,004429</text:p>
          </table:table-cell>
          <table:table-cell table:style-name="ce25" office:value-type="float" office:value="0.005447" calcext:value-type="float">
            <text:p>0,005447</text:p>
          </table:table-cell>
          <table:covered-table-cell table:style-name="ce28"/>
          <table:covered-table-cell table:style-name="ce33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number-columns-spanned="3" table:number-rows-spanned="1"/>
          <table:covered-table-cell table:style-name="ce11"/>
          <table:covered-table-cell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680x5022</text:p>
          </table:table-cell>
          <table:table-cell table:style-name="ce6" office:value-type="float" office:value="0.005447" calcext:value-type="float">
            <text:p>0,005447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0.000211" calcext:value-type="float" table:number-columns-spanned="2" table:number-rows-spanned="1">
            <text:p>0,000211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00x4500</text:p>
          </table:table-cell>
          <table:table-cell table:style-name="ce6"/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1200x800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14080x7920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71" calcext:value-type="float">
            <text:p>0,000171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39" calcext:value-type="float">
            <text:p>0,005739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69" calcext:value-type="float">
            <text:p>0,000169</text:p>
          </table:table-cell>
          <table:table-cell table:style-name="ce10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9" table:number-columns-repeated="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1:22:49.631710253</dc:date>
    <meta:editing-duration>PT23M1S</meta:editing-duration>
    <meta:editing-cycles>4</meta:editing-cycles>
    <meta:generator>LibreOffice/5.1.6.2$Linux_X86_64 LibreOffice_project/10m0$Build-2</meta:generator>
    <meta:document-statistic meta:table-count="2" meta:cell-count="117" meta:object-count="0"/>
  </office:meta>
</office:document-meta>
</file>